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lgun Gothic" svg:font-family="'Malgun Gothic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나눔고딕1" svg:font-family="나눔고딕" style:font-family-generic="modern" style:font-pitch="fixed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38324d" officeooo:paragraph-rsid="0038324d"/>
    </style:style>
    <style:style style:name="P2" style:family="paragraph" style:parent-style-name="Standard">
      <style:text-properties officeooo:paragraph-rsid="0038324d"/>
    </style:style>
    <style:style style:name="P3" style:family="paragraph" style:parent-style-name="Standard">
      <style:text-properties officeooo:rsid="0038324d" officeooo:paragraph-rsid="0038324d"/>
    </style:style>
    <style:style style:name="P4" style:family="paragraph" style:parent-style-name="Standard">
      <style:text-properties officeooo:rsid="00394783" officeooo:paragraph-rsid="00394783"/>
    </style:style>
    <style:style style:name="P5" style:family="paragraph" style:parent-style-name="Standard">
      <style:text-properties officeooo:rsid="003cba50" officeooo:paragraph-rsid="003cba50"/>
    </style:style>
    <style:style style:name="P6" style:family="paragraph" style:parent-style-name="Standard">
      <style:text-properties officeooo:rsid="003da017" officeooo:paragraph-rsid="003da017"/>
    </style:style>
    <style:style style:name="P7" style:family="paragraph" style:parent-style-name="Standard">
      <style:text-properties officeooo:rsid="003e1f6e" officeooo:paragraph-rsid="003e1f6e"/>
    </style:style>
    <style:style style:name="P8" style:family="paragraph" style:parent-style-name="Standard">
      <style:text-properties officeooo:rsid="003e5cc0" officeooo:paragraph-rsid="003e5cc0"/>
    </style:style>
    <style:style style:name="P9" style:family="paragraph" style:parent-style-name="Standard">
      <style:text-properties officeooo:rsid="003fb0ef" officeooo:paragraph-rsid="003fb0ef"/>
    </style:style>
    <style:style style:name="P10" style:family="paragraph" style:parent-style-name="Standard">
      <style:text-properties officeooo:rsid="00408e7f" officeooo:paragraph-rsid="00408e7f"/>
    </style:style>
    <style:style style:name="P11" style:family="paragraph" style:parent-style-name="Standard">
      <style:text-properties officeooo:rsid="00420f33" officeooo:paragraph-rsid="00420f33"/>
    </style:style>
    <style:style style:name="P12" style:family="paragraph" style:parent-style-name="Standard">
      <style:text-properties officeooo:rsid="00437904" officeooo:paragraph-rsid="00437904"/>
    </style:style>
    <style:style style:name="P13" style:family="paragraph" style:parent-style-name="Standard">
      <style:text-properties officeooo:rsid="0043a46b" officeooo:paragraph-rsid="0043a46b"/>
    </style:style>
    <style:style style:name="P14" style:family="paragraph" style:parent-style-name="Standard">
      <style:text-properties officeooo:rsid="00457c06" officeooo:paragraph-rsid="00457c06"/>
    </style:style>
    <style:style style:name="P15" style:family="paragraph" style:parent-style-name="Standard">
      <style:text-properties officeooo:rsid="0046bf1a" officeooo:paragraph-rsid="0046bf1a"/>
    </style:style>
    <style:style style:name="P16" style:family="paragraph" style:parent-style-name="Standard">
      <style:text-properties officeooo:rsid="00482766" officeooo:paragraph-rsid="00482766"/>
    </style:style>
    <style:style style:name="P17" style:family="paragraph" style:parent-style-name="Standard">
      <style:text-properties officeooo:rsid="004b2a40" officeooo:paragraph-rsid="004b2a40"/>
    </style:style>
    <style:style style:name="P18" style:family="paragraph" style:parent-style-name="Standard">
      <style:text-properties officeooo:rsid="004c21f8" officeooo:paragraph-rsid="004c21f8"/>
    </style:style>
    <style:style style:name="P19" style:family="paragraph" style:parent-style-name="Standard">
      <style:text-properties officeooo:rsid="004fa7fa" officeooo:paragraph-rsid="004fa7fa"/>
    </style:style>
    <style:style style:name="P20" style:family="paragraph" style:parent-style-name="Standard">
      <style:text-properties officeooo:rsid="0051917c" officeooo:paragraph-rsid="0051917c"/>
    </style:style>
    <style:style style:name="P21" style:family="paragraph" style:parent-style-name="Standard">
      <style:text-properties officeooo:rsid="00534109" officeooo:paragraph-rsid="00534109"/>
    </style:style>
    <style:style style:name="P22" style:family="paragraph" style:parent-style-name="Standard">
      <style:text-properties officeooo:rsid="005359bd" officeooo:paragraph-rsid="005359bd"/>
    </style:style>
    <style:style style:name="P23" style:family="paragraph" style:parent-style-name="Standard">
      <style:text-properties officeooo:rsid="0054481a" officeooo:paragraph-rsid="0054481a"/>
    </style:style>
    <style:style style:name="T1" style:family="text">
      <style:text-properties officeooo:rsid="0038324d"/>
    </style:style>
    <style:style style:name="T2" style:family="text">
      <style:text-properties fo:font-variant="normal" fo:text-transform="none" fo:color="#000000" style:font-name="Malgun Gothic" fo:letter-spacing="normal" fo:font-style="normal" fo:font-weight="normal"/>
    </style:style>
    <style:style style:name="T3" style:family="text">
      <style:text-properties fo:font-variant="normal" fo:text-transform="none" fo:color="#000000" style:font-name="Malgun Gothic" fo:letter-spacing="normal" fo:font-style="normal" fo:font-weight="normal" officeooo:rsid="0038324d"/>
    </style:style>
    <style:style style:name="T4" style:family="text">
      <style:text-properties fo:font-variant="normal" fo:text-transform="none" fo:color="#000000" style:font-name="Malgun Gothic" fo:letter-spacing="normal" fo:font-style="normal" fo:font-weight="normal" officeooo:rsid="00437904"/>
    </style:style>
    <style:style style:name="T5" style:family="text">
      <style:text-properties fo:font-variant="normal" fo:text-transform="none" fo:color="#000000" style:font-name="Malgun Gothic" fo:letter-spacing="normal" fo:font-style="normal" fo:font-weight="normal" officeooo:rsid="0043a46b"/>
    </style:style>
    <style:style style:name="T6" style:family="text">
      <style:text-properties fo:font-variant="normal" fo:text-transform="none" fo:color="#000000" style:font-name="Malgun Gothic" fo:letter-spacing="normal" fo:font-style="normal" fo:font-weight="normal" officeooo:rsid="00457c06"/>
    </style:style>
    <style:style style:name="T7" style:family="text">
      <style:text-properties fo:font-variant="normal" fo:text-transform="none" fo:color="#000000" style:font-name="Malgun Gothic" fo:letter-spacing="normal" fo:font-style="normal" fo:font-weight="normal" officeooo:rsid="0046bf1a"/>
    </style:style>
    <style:style style:name="T8" style:family="text">
      <style:text-properties fo:font-variant="normal" fo:text-transform="none" fo:color="#000000" style:font-name="Malgun Gothic" fo:letter-spacing="normal" fo:font-style="normal" fo:font-weight="normal" officeooo:rsid="00482766"/>
    </style:style>
    <style:style style:name="T9" style:family="text">
      <style:text-properties fo:font-variant="normal" fo:text-transform="none" fo:color="#000000" style:font-name="Malgun Gothic" fo:letter-spacing="normal" fo:font-style="normal" fo:font-weight="normal" officeooo:rsid="004a1670"/>
    </style:style>
    <style:style style:name="T10" style:family="text">
      <style:text-properties fo:font-variant="normal" fo:text-transform="none" fo:color="#000000" style:font-name="Malgun Gothic" fo:letter-spacing="normal" fo:font-style="normal" fo:font-weight="normal" officeooo:rsid="004c21f8"/>
    </style:style>
    <style:style style:name="T11" style:family="text">
      <style:text-properties fo:font-variant="normal" fo:text-transform="none" fo:color="#000000" style:font-name="Malgun Gothic" fo:letter-spacing="normal" fo:font-style="normal" fo:font-weight="normal" officeooo:rsid="004dbfd6"/>
    </style:style>
    <style:style style:name="T12" style:family="text">
      <style:text-properties fo:font-variant="normal" fo:text-transform="none" fo:color="#000000" style:font-name="Malgun Gothic" fo:letter-spacing="normal" fo:font-style="normal" fo:font-weight="normal" officeooo:rsid="004fa7fa"/>
    </style:style>
    <style:style style:name="T13" style:family="text">
      <style:text-properties fo:font-variant="normal" fo:text-transform="none" fo:color="#000000" style:font-name="Malgun Gothic" fo:letter-spacing="normal" fo:font-style="normal" fo:font-weight="normal" officeooo:rsid="0054481a"/>
    </style:style>
    <style:style style:name="T14" style:family="text">
      <style:text-properties fo:font-variant="normal" fo:text-transform="none" fo:color="#000000" style:font-name="Malgun Gothic" fo:letter-spacing="normal" fo:font-style="normal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리눅스</text:p>
      <text:p text:style-name="P1"/>
      <text:p text:style-name="P1">***centOS 7 다운받기</text:p>
      <text:p text:style-name="P1">https://www.centos.org/download/</text:p>
      <text:p text:style-name="P1">로 이동</text:p>
      <text:p text:style-name="P1">아래 older version 클릭</text:p>
      <text:p text:style-name="P1">centos7 옆 mirror 클릭</text:p>
      <text:p text:style-name="P1"/>
      <text:p text:style-name="P1">나온 폴더에서 DVD ISO 누른 후 한 링크를 선택하여 DVD붙은 것 다운받는다</text:p>
      <text:p text:style-name="P1"/>
      <text:p text:style-name="P1">ftp: file transfer protocol</text:p>
      <text:p text:style-name="P1"/>
      <text:p text:style-name="P2"><text:span text:style-name="T1">ex) </text:span><text:span text:style-name="T2">/centos/7.8.2003/isos/x86_64</text:span><text:span text:style-name="T3">/</text:span><text:a xlink:type="simple" xlink:href="http://mirror.navercorp.com/centos/7.8.2003/isos/x86_64/CentOS-7-x86_64-DVD-2003.iso" text:style-name="Internet_20_link" text:visited-style-name="Visited_20_Internet_20_Link">CentOS-7-x86_64-DVD-2003.iso</text:a></text:p>
      <text:p text:style-name="P1"><text:span text:style-name="T2">7버전, DVD 인걸로 다운받기, 뒤에 버전은 달라도 상관없음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4"><text:span text:style-name="T2">*** OS 종류</text:span></text:p>
      <text:p text:style-name="P4"><text:span text:style-name="T2">dos --&gt; window1.0 ------&gt; 3.1<text:tab/>me <text:s text:c="3"/>....... <text:s text:c="2"/>10</text:span></text:p>
      <text:p text:style-name="P4"><text:span text:style-name="T2"><text:tab/><text:tab/><text:tab/><text:tab/>nt<text:tab/>server<text:tab/><text:tab/>(web:IIS)</text:span></text:p>
      <text:p text:style-name="P4"><text:span text:style-name="T2"/></text:p>
      <text:p text:style-name="P4"><text:span text:style-name="T2"/></text:p>
      <text:p text:style-name="P4"><text:span text:style-name="T2">*** unix 개요</text:span></text:p>
      <text:p text:style-name="P4"><text:span text:style-name="T2"/></text:p>
      <text:p text:style-name="P4"><text:span text:style-name="T2">UNIX는 1969년 Bell 연구소의 Ken Tompson이 개발</text:span></text:p>
      <text:p text:style-name="P4"><text:span text:style-name="T14">Multi User</text:span><text:span text:style-name="T2"> 및 </text:span><text:span text:style-name="T14">Multi Tasking</text:span><text:span text:style-name="T2">이 가능하도록 만듦 (Multi Tasking: 동시에 여러가지 프로그램 작동)</text:span></text:p>
      <text:p text:style-name="P4"><text:span text:style-name="T2">(stand alone)</text:span></text:p>
      <text:p text:style-name="P4"><text:span text:style-name="T2">약간의 어셈블리 언어(백신개발시 pc-assembly) 및 C언어로 개발</text:span></text:p>
      <text:p text:style-name="P4"><text:span text:style-name="T2">기계어와 1:1로 대응</text:span></text:p>
      <text:p text:style-name="P4"><text:span text:style-name="T2">mvc<text:tab/>aa(3), bb</text:span></text:p>
      <text:p text:style-name="P4"><text:span text:style-name="T2">cp</text:span></text:p>
      <text:p text:style-name="P4"><text:span text:style-name="T2"/></text:p>
      <text:p text:style-name="P4"><text:span text:style-name="T2">이식성이 높은 운영체제(다른 컴퓨터로 이동시켜도 잘 작동됨)</text:span></text:p>
      <text:p text:style-name="P4"><text:span text:style-name="T2"/></text:p>
      <text:p text:style-name="P4"><text:span text:style-name="T2"/></text:p>
      <text:p text:style-name="P5"><text:span text:style-name="T2">***linux란?</text:span></text:p>
      <text:p text:style-name="P5"><text:span text:style-name="T2"/></text:p>
      <text:p text:style-name="P5"><text:span text:style-name="T2">UNIX 타입의 운영체제</text:span></text:p>
      <text:p text:style-name="P5"><text:span text:style-name="T2">개인용 PC에서 Multi Tasking을 구현하기 위한</text:span></text:p>
      <text:p text:style-name="P5"><text:span text:style-name="T2">운영체제로 개발 시작 (일명 pc용 unix)</text:span></text:p>
      <text:p text:style-name="P5"><text:span text:style-name="T2">역시 소스코드를 공개(무료가 되기 시작)</text:span></text:p>
      <text:p text:style-name="P5"><text:span text:style-name="T2">여러 개발자가 기능을 추가하여 Linux가 됨</text:span></text:p>
      <text:p text:style-name="P5"><text:span text:style-name="T2"/></text:p>
      <text:p text:style-name="P5"><text:span text:style-name="T2">장점(OS 특징과 같음, 특별할 것 없음)</text:span></text:p>
      <text:p text:style-name="P5"><text:span text:style-name="T2"><text:tab/>유닉스와 완벽하게 호환 가능</text:span></text:p>
      <text:p text:style-name="P5"><text:span text:style-name="T2"><text:tab/>공개 운영체제(무료)</text:span></text:p>
      <text:p text:style-name="P5"><text:span text:style-name="T2"><text:tab/>다른 PC 운영체제보다 안정적</text:span></text:p>
      <text:p text:style-name="P5"><text:span text:style-name="T2"><text:tab/>하드웨에의 기능을 효과적으로 사용</text:span></text:p>
      <text:p text:style-name="P5"><text:span text:style-name="T2"><text:tab/>강력한 네트워크 구축 가능</text:span></text:p>
      <text:p text:style-name="P5"><text:span text:style-name="T2"><text:tab/>다양한 응용 프로그램 제공</text:span></text:p>
      <text:p text:style-name="P5"><text:span text:style-name="T2"><text:tab/>다중 작업이 가능</text:span></text:p>
      <text:p text:style-name="P5"><text:span text:style-name="T2"><text:tab/>인터넷 기능 지원</text:span></text:p>
      <text:p text:style-name="P5"><text:soft-page-break/><text:span text:style-name="T2">단점</text:span></text:p>
      <text:p text:style-name="P5"><text:span text:style-name="T2"><text:tab/>공개 운영체제이므로 문제점 발생시 보상이 어려움</text:span></text:p>
      <text:p text:style-name="P5"><text:span text:style-name="T2"><text:tab/>보안에 취약할 것이라고 생각함</text:span></text:p>
      <text:p text:style-name="P5"><text:span text:style-name="T2"><text:tab/>embedded:임베디드 arm</text:span></text:p>
      <text:p text:style-name="P5"><text:span text:style-name="T2"><text:tab/></text:span></text:p>
      <text:p text:style-name="P6"><text:span text:style-name="T2">***리눅스 종류</text:span></text:p>
      <text:p text:style-name="P6"><text:span text:style-name="T2">Debian 계열</text:span></text:p>
      <text:p text:style-name="P6"><text:span text:style-name="T2"><text:tab/>Debian</text:span></text:p>
      <text:p text:style-name="P6"><text:span text:style-name="T2"><text:tab/>Ubuntu</text:span></text:p>
      <text:p text:style-name="P6"><text:span text:style-name="T2"/></text:p>
      <text:p text:style-name="P6"><text:span text:style-name="T2">Redhat 계열</text:span></text:p>
      <text:p text:style-name="P6"><text:span text:style-name="T2"><text:tab/>redhat:</text:span></text:p>
      <text:p text:style-name="P6"><text:span text:style-name="T2"><text:tab/><text:tab/>redhat<text:tab/>이 개발, 라이센스가 있다.(RHEL: 레드헷 엔터프라이즈 버전)</text:span></text:p>
      <text:p text:style-name="P7"><text:span text:style-name="T2"><text:tab/><text:tab/>(OS자체가 아닌 관리하는 라이센스)</text:span></text:p>
      <text:p text:style-name="P6"><text:span text:style-name="T2"><text:tab/><text:tab/>쉬운 인스톨러 (rpm)와 관리 툴이 있다.</text:span></text:p>
      <text:p text:style-name="P6"><text:span text:style-name="T2"><text:tab/>centOS:(redhat에서 나와서 만든것)</text:span></text:p>
      <text:p text:style-name="P6"><text:span text:style-name="T2"><text:tab/><text:tab/>redhat enterprise linux를 기반으로한 무료 배포판</text:span></text:p>
      <text:p text:style-name="P6"><text:span text:style-name="T2"><text:tab/>Fedora(redhat계열, 기반):</text:span></text:p>
      <text:p text:style-name="P6"><text:span text:style-name="T2"><text:tab/><text:tab/>tou know fedora 모자?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7"><text:span text:style-name="T2">*** virtualbox 개요 및 설치하기</text:span></text:p>
      <text:p text:style-name="P7"><text:span text:style-name="T2">(참고) vmware player 5.0, vmware workstation</text:span></text:p>
      <text:p text:style-name="P7"><text:span text:style-name="T2">virtualbox란?</text:span></text:p>
      <text:p text:style-name="P7"><text:span text:style-name="T2"/></text:p>
      <text:p text:style-name="P7"><text:span text:style-name="T2">Oracle VM virtualBox</text:span></text:p>
      <text:p text:style-name="P7"><text:span text:style-name="T2">가상화 sw (윈도우에 리눅스를 guest로 설치, 또는 그 반대로도 사용가능)</text:span></text:p>
      <text:p text:style-name="P7"><text:span text:style-name="T2"><text:tab/>host(윈도우) - guest: 윈도우에 리눅스 설치</text:span></text:p>
      <text:p text:style-name="P7"><text:span text:style-name="T2"><text:tab/>host(리눅스) - guest: 리눅스에 윈도우 설치</text:span></text:p>
      <text:p text:style-name="P7"><text:span text:style-name="T2"/></text:p>
      <text:p text:style-name="P7"><text:span text:style-name="T2">(참고) vmware</text:span></text:p>
      <text:p text:style-name="P7"><text:span text:style-name="T2"/></text:p>
      <text:p text:style-name="P7"><text:span text:style-name="T2"/></text:p>
      <text:p text:style-name="P7"><text:span text:style-name="T2">virtualbox 설치</text:span></text:p>
      <text:p text:style-name="P7"><text:span text:style-name="T2"/></text:p>
      <text:p text:style-name="P8"><text:span text:style-name="T2">1)https://www.virtualbox.org/ 사이트로 가서 다운</text:span></text:p>
      <text:p text:style-name="P8"><text:span text:style-name="T2">6버전 다운로드</text:span></text:p>
      <text:p text:style-name="P8"><text:span text:style-name="T2">윈도우가 host 이므로 windows hosts를 클릭</text:span></text:p>
      <text:p text:style-name="P8"><text:span text:style-name="T2">VirtualBox-6.1.16-140961-Win.exe 다운로드</text:span></text:p>
      <text:p text:style-name="P8"><text:span text:style-name="T2"/></text:p>
      <text:p text:style-name="P8"><text:span text:style-name="T2"/></text:p>
      <text:p text:style-name="P9"><text:span text:style-name="T2">(참고) 다음 내용들을 진행한다</text:span></text:p>
      <text:p text:style-name="P9"><text:span text:style-name="T2">만일 관리자 권한이 없다고.. 등등 or d드라이브 선택이 안된다 등등 나오면 다 닫고</text:span></text:p>
      <text:p text:style-name="P9"><text:span text:style-name="T2">oracle vm virtualbox 를 마오- 관리자 모드로 실행하면 된다</text:span></text:p>
      <text:p text:style-name="P9"><text:span text:style-name="T2"/></text:p>
      <text:p text:style-name="P9"><text:span text:style-name="T2">virtualbox를 통해 contos-7 리눅스 OS를 윈도우에 설치하기</text:span></text:p>
      <text:p text:style-name="P9"><text:span text:style-name="T2"/></text:p>
      <text:p text:style-name="P9"><text:span text:style-name="T2">가상머신을 새로 생성한다</text:span></text:p>
      <text:p text:style-name="P9"><text:span text:style-name="T2">vbox 가동 후 vbox 좌상 또는 중상에 있는 새로만들기 버튼 클릭</text:span></text:p>
      <text:p text:style-name="P9"><text:span text:style-name="T2">이름에는 centos71, (머신 폴더는 그대로 두고)</text:span></text:p>
      <text:p text:style-name="P9"><text:span text:style-name="T2">종류는 linux, 버전은 red-hat(64bit)를 선택한다 (centos는 선택 메뉴에 없다)</text:span></text:p>
      <text:p text:style-name="P9"><text:span text:style-name="T2">다음 - 추천메모리 1024 그대로 선택 다음 - 지금 새 가상디스크 만들기 선택- 만들기</text:span></text:p>
      <text:p text:style-name="P10"><text:soft-page-break/><text:span text:style-name="T2">(참고) vdi (virtual desktop infrastructure)</text:span></text:p>
      <text:p text:style-name="P10"><text:span text:style-name="T2"><text:tab/>컴퓨터 속에 가상 컴퓨터를 만드는 기술로 stand alone 방식은 물론 </text:span></text:p>
      <text:p text:style-name="P10"><text:span text:style-name="T2"><text:s/><text:tab/>회사의 data center의 서버가 가상 컴퓨터의 주 컴퓨터가 되는 형태도 가능</text:span></text:p>
      <text:p text:style-name="P10"><text:span text:style-name="T2"/></text:p>
      <text:p text:style-name="P10"><text:span text:style-name="T2">pc컴(dummy terminal) --- 접속 --- unix server</text:span></text:p>
      <text:p text:style-name="P10"><text:span text:style-name="T2">(emulator)</text:span></text:p>
      <text:p text:style-name="P10"><text:span text:style-name="T2"/></text:p>
      <text:p text:style-name="P10"><text:span text:style-name="T2">첫번째 VDI - (고정크기 선택 - 다음)</text:span></text:p>
      <text:p text:style-name="P10"><text:span text:style-name="T2">동적할당 - 다음</text:span></text:p>
      <text:p text:style-name="P10"><text:span text:style-name="T2">우상 노란색 폴더를 눌러 vdi가 생성될 폴더 설정함</text:span></text:p>
      <text:p text:style-name="P10"><text:span text:style-name="T2">(폴더 예: D:\peter\vbox_centos7\centos7.vdi 방법으로 D 드라이브 가서 vbox_centos7 새폴더 만들고) 저장</text:span></text:p>
      <text:p text:style-name="P10"><text:span text:style-name="T2"/></text:p>
      <text:p text:style-name="P10"><text:span text:style-name="T2">기존 8gb를 그대로 두고 만들기 클릭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1"><text:span text:style-name="T2">**마우스 키보드 잡기</text:span></text:p>
      <text:p text:style-name="P11"><text:span text:style-name="T2">host와 guest간 마우스등의 원활한 이동을 위하여 vbox의 파일 - 환경설정 - 입력 - 가상머신 탭에서</text:span></text:p>
      <text:p text:style-name="P11"><text:span text:style-name="T2">호스트키</text:span><text:span text:style-name="T4"> 조합</text:span><text:span text:style-name="T2">에서 현재 키값 부분을 클릭한 후</text:span></text:p>
      <text:p text:style-name="P11"><text:span text:style-name="T2">ctrl alt키를 동시에 눌러 ctrl + alt키로 변경시킨다</text:span></text:p>
      <text:p text:style-name="P11"><text:span text:style-name="T2">확인 누름 후 host와 guest간 마우스의 원활한 이동은 ctrl + alt 를 사용한다</text:span></text:p>
      <text:p text:style-name="P11"><text:span text:style-name="T2"/></text:p>
      <text:p text:style-name="P11"><text:span text:style-name="T2">마우스 잡기 관련 메시지 박스가 나오면 "이 메시지 다음에 표시하지 않기"를 누른다</text:span></text:p>
      <text:p text:style-name="P11"><text:span text:style-name="T2"/></text:p>
      <text:p text:style-name="P11"><text:span text:style-name="T2">(참고) 만일 설치 진행 중 중간 저장하고 그 다음 날 다시 시작했을 때</text:span></text:p>
      <text:p text:style-name="P11"><text:span text:style-name="T2">리눅스 마우스(검정마우스)가 안보이면 리눅스 전원 끄기한 후 다시 시작하면 보인다</text:span></text:p>
      <text:p text:style-name="P11"><text:span text:style-name="T2"/></text:p>
      <text:p text:style-name="P11"><text:span text:style-name="T2"/></text:p>
      <text:p text:style-name="P11"><text:span text:style-name="T2">만일</text:span><text:span text:style-name="T4"> 게스트에서 마우스가 안보일 수 있으므로</text:span></text:p>
      <text:p text:style-name="P11"><text:span text:style-name="T4">설정 - 시스템 에서 마우스를 usb테블릿으로 변경한다</text:span></text:p>
      <text:p text:style-name="P12"><text:span text:style-name="T2">why? 요즘 마우스는 보통 usb단자로 되어 있음</text:span></text:p>
      <text:p text:style-name="P12"><text:span text:style-name="T2"/></text:p>
      <text:p text:style-name="P12"><text:span text:style-name="T2">이것을 안한경우 나중에 ctrl alt 할때마다 흰마우스는 보이지만 리눅스 검은 마우스가 안보이면</text:span></text:p>
      <text:p text:style-name="P12"><text:span text:style-name="T2">얼른 파일 - 닫기 - 시스템 종료하고 설정 - 시스템에서 마우스를 ps/2에서 usb테블릿으로 변경한다</text:span></text:p>
      <text:p text:style-name="P12"><text:span text:style-name="T2"/></text:p>
      <text:p text:style-name="P12"><text:span text:style-name="T2"/></text:p>
      <text:p text:style-name="P12"><text:span text:style-name="T2">다시</text:span><text:span text:style-name="T5"> 설치</text:span></text:p>
      <text:p text:style-name="P12"><text:span text:style-name="T5">상단의 설정 클릭</text:span></text:p>
      <text:p text:style-name="P12"><text:span text:style-name="T5">왼쪽 저장소 탭 클릭하고</text:span></text:p>
      <text:p text:style-name="P13"><text:span text:style-name="T2"><text:tab/>컨트롤러 IDE의 바로 위 CD 그림에 +가 그려짐 광학드리아브 추가 "아이콘"을 눌러</text:span></text:p>
      <text:p text:style-name="P13"><text:span text:style-name="T2"><text:tab/>디스크 선택하기 한후 상단 추가 아이콘</text:span></text:p>
      <text:p text:style-name="P13"><text:span text:style-name="T2"><text:tab/>다운받은 centos7 찾아 선택(choose 한다) (압축 안품)</text:span></text:p>
      <text:p text:style-name="P13"><text:span text:style-name="T2">왼쪽 메뉴에서 네트워크 눌러보고 일단 네트워크는 NAT로 나둠</text:span></text:p>
      <text:p text:style-name="P13"><text:span text:style-name="T2">(만일 host 전용으로 하려면 왼쪽의 네트워크 탭 선택한 후 어탭터1(가상머신의 랜카드 역활)</text:span></text:p>
      <text:p text:style-name="P13"><text:span text:style-name="T2">일단 host 전용 어탭터 선택)</text:span></text:p>
      <text:p text:style-name="P13"><text:span text:style-name="T2">확인을 누른다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>***centos7 가동 시작하기</text:span></text:p>
      <text:p text:style-name="P13"><text:span text:style-name="T2"><text:tab/>vbox처음 화면의 왼쪽 탭에서 centos7 - 마오 - 시작 - 일반시작</text:span></text:p>
      <text:p text:style-name="P13"><text:span text:style-name="T2"/></text:p>
      <text:p text:style-name="P13"><text:span text:style-name="T2">언어</text:span><text:span text:style-name="T6"> 선택 결정</text:span></text:p>
      <text:p text:style-name="P13"><text:span text:style-name="T6">왼쪽 화면을 스크롤하여 한국어를 선택한 후 [계속 진행] 버튼 클릭</text:span></text:p>
      <text:p text:style-name="P14"><text:span text:style-name="T2">(vm ware: +기호를 눌러 영어 선택 후 ^등을 눌러 영어를 맨 위로 올림)</text:span></text:p>
      <text:p text:style-name="P14"><text:span text:style-name="T2"/></text:p>
      <text:p text:style-name="P14"><text:span text:style-name="T2">"소프트웨어 선택"을 누른 후 맨 아래 [개발 및 창조를 위한 워크 스테이션]을 클릭 후 [완료] 버튼 클릭</text:span></text:p>
      <text:p text:style-name="P14"><text:span text:style-name="T2"/></text:p>
      <text:p text:style-name="P14"><text:span text:style-name="T2">네트워크 및 호스트 이름을 클릭 후 오른쪽의 끔을 켬으로 변경 후 상단 완료 버튼 클릭</text:span></text:p>
      <text:p text:style-name="P14"><text:span text:style-name="T2"/></text:p>
      <text:p text:style-name="P14"><text:span text:style-name="T2">설치</text:span><text:span text:style-name="T7"> 대상을 클릭</text:span></text:p>
      <text:p text:style-name="P14"><text:span text:style-name="T7">하드디스크 천천히 두번 눌러 파란색 체크표시 확인 후</text:span></text:p>
      <text:p text:style-name="P14"><text:span text:style-name="T7">아래 '파티션을 설정합니다'를 체크 후 상단 완료 버튼 클릭 (자동 -&gt; 파티션을 설정합니다)</text:span></text:p>
      <text:p text:style-name="P14"><text:span text:style-name="T7"/></text:p>
      <text:p text:style-name="P14"><text:span text:style-name="T7">수동으로 파티션 설정</text:span></text:p>
      <text:p text:style-name="P14"><text:span text:style-name="T7">중간부분을 '표준파티션'으로 변경 후 (LVM -&gt; 표준파티션)</text:span></text:p>
      <text:p text:style-name="P14"><text:span text:style-name="T7">아래 + 기호를 눌러 마운트 지점에는 swap, 용량은 2G 입력 후 '마운트 지점 추가' 버튼을 클릭</text:span></text:p>
      <text:p text:style-name="P15"><text:span text:style-name="T2">+ 기호를 눌러 마운트 지점에는 /, 용량은 빈칸으로 두고 '마운트 지점 추가' 버튼을 클릭 후 상단 완료 버튼 클릭</text:span></text:p>
      <text:p text:style-name="P15"><text:span text:style-name="T2">변경사항 적용 버튼 클릭</text:span></text:p>
      <text:p text:style-name="P15"><text:span text:style-name="T2"/></text:p>
      <text:p text:style-name="P15"><text:span text:style-name="T2"/></text:p>
      <text:p text:style-name="P15"><text:span text:style-name="T2">아래</text:span><text:span text:style-name="T8"> 설치 시작 버튼 클릭</text:span></text:p>
      <text:p text:style-name="P15"><text:span text:style-name="T8">설치가 진행되는 것을 확인한 후 root 암호를 설정한다</text:span></text:p>
      <text:p text:style-name="P15"><text:span text:style-name="T8"/></text:p>
      <text:p text:style-name="P16"><text:span text:style-name="T2">1234 입력 후 완료 2번(암호는 아무거나 상관없음)</text:span></text:p>
      <text:p text:style-name="P16"><text:span text:style-name="T2">암호가 취약일때는 상단 완료 버늩을 2번 클릭하면 된다</text:span></text:p>
      <text:p text:style-name="P16"><text:span text:style-name="T2"/></text:p>
      <text:p text:style-name="P16"><text:span text:style-name="T2">필요시 사용자 생성 클릭</text:span></text:p>
      <text:p text:style-name="P16"><text:span text:style-name="T2">입력칸 모두 ondal을 4번 입력 후 상단 완료 클릭</text:span></text:p>
      <text:p text:style-name="P16"><text:span text:style-name="T2">암호가 취약일때는 상단 완료 버큰을 2번 클릭하면 된다</text:span></text:p>
      <text:p text:style-name="P16"><text:span text:style-name="T2"/></text:p>
      <text:p text:style-name="P16"><text:span text:style-name="T2">설치가 진행일 것이므로 1600여개의 설치가 완료되면 재부팅 버튼 클릭 후 기다림</text:span></text:p>
      <text:p text:style-name="P16"><text:span text:style-name="T2"/></text:p>
      <text:p text:style-name="P16"><text:span text:style-name="T2">(참고) 부팅 시 기다리고 있으면 부팅이 시작됨, 만일 기다리지 않고 부팅시키려면 첫번째 줄 누른다</text:span></text:p>
      <text:p text:style-name="P16"><text:span text:style-name="T2">(or 첫번째 줄 첫글자 입력)</text:span></text:p>
      <text:p text:style-name="P16"><text:span text:style-name="T2"/></text:p>
      <text:p text:style-name="P16"><text:span text:style-name="T2"/></text:p>
      <text:p text:style-name="P16"><text:span text:style-name="T2">라이센스</text:span><text:span text:style-name="T9"> 정보 클릭 - 약관에 동의합니다 클릭 후 완료</text:span></text:p>
      <text:p text:style-name="P16"><text:span text:style-name="T9"/></text:p>
      <text:p text:style-name="P16"><text:span text:style-name="T9">네트워크 설정 - 켬 확인 완료</text:span></text:p>
      <text:p text:style-name="P16"><text:span text:style-name="T9"/></text:p>
      <text:p text:style-name="P16"><text:span text:style-name="T9">우측 아래 설정 완료 클릭.</text:span></text:p>
      <text:p text:style-name="P16"><text:span text:style-name="T9"/></text:p>
      <text:p text:style-name="P16"><text:span text:style-name="T9"/></text:p>
      <text:p text:style-name="P17"><text:span text:style-name="T9">(참고</text:span><text:span text:style-name="T2">) 리눅스 암호는 일방암호 알고리즘</text:span></text:p>
      <text:p text:style-name="P17"><text:span text:style-name="T2"><text:tab/>일방암호 알고리즘: 암호는 쉽게 생성, 암호 알아내기는 대단히 어렵</text:span></text:p>
      <text:p text:style-name="P17"><text:span text:style-name="T2"/></text:p>
      <text:p text:style-name="P17"><text:span text:style-name="T2">로그인</text:span><text:span text:style-name="T10"> 화면 뜨면 목록에 없습니까 - 사용자 입력에 root 입력 앞에 입력했던 암호 입력</text:span></text:p>
      <text:p text:style-name="P17"><text:span text:style-name="T10"/></text:p>
      <text:p text:style-name="P18"><text:span text:style-name="T2">gnom</text:span><text:span text:style-name="T11">(리눅스 gui 화면)</text:span><text:span text:style-name="T2"> 화면 (GUI)에서 잠시 기다린 후 환영합니다 나오면 한국어 선택된 것 확인 후 다음 클릭</text:span></text:p>
      <text:p text:style-name="P18"><text:soft-page-break/><text:span text:style-name="T2">입력 화면에서 맨 위 한국어 선택 후 다음 개인 정보는 끔 선택 후 다음 온라인 계정 연결은 건너뛰기 - 준비됐습니다 나오면 centos linux 시작 클릭 시작하기 화면 나오면 일단 닫기</text:span></text:p>
      <text:p text:style-name="P18"><text:span text:style-name="T2"/></text:p>
      <text:p text:style-name="P18"><text:span text:style-name="T2">서버</text:span><text:span text:style-name="T12"> 종료하기</text:span></text:p>
      <text:p text:style-name="P18"><text:span text:style-name="T12">우측 상단에 전원 스위치 버튼 클릭</text:span></text:p>
      <text:p text:style-name="P19"><text:span text:style-name="T2">root 클릭하면 펼친 메뉴 뜸</text:span></text:p>
      <text:p text:style-name="P19"><text:span text:style-name="T2">전원 스위치 클릭</text:span></text:p>
      <text:p text:style-name="P19"><text:span text:style-name="T2">컴퓨터 끄기 클릭</text:span></text:p>
      <text:p text:style-name="P19"><text:span text:style-name="T2"/></text:p>
      <text:p text:style-name="P19"><text:span text:style-name="T2"/></text:p>
      <text:p text:style-name="P20"><text:span text:style-name="T2">***제대로 리눅스 시작</text:span></text:p>
      <text:p text:style-name="P20"><text:span text:style-name="T2">centos7 - 마오 - 시작 - 일반 시작</text:span></text:p>
      <text:p text:style-name="P20"><text:span text:style-name="T2">ondal로 로그인 하거나 root로 로그인</text:span></text:p>
      <text:p text:style-name="P20"><text:span text:style-name="T2"/></text:p>
      <text:p text:style-name="P21"><text:span text:style-name="T2">*터미널모드</text:span></text:p>
      <text:p text:style-name="P21"><text:span text:style-name="T2">prompt가 출력</text:span></text:p>
      <text:p text:style-name="P21"><text:span text:style-name="T2">#: root</text:span></text:p>
      <text:p text:style-name="P21"><text:span text:style-name="T2">$: 일반 유저</text:span></text:p>
      <text:p text:style-name="P21"><text:span text:style-name="T2"/></text:p>
      <text:p text:style-name="P21"><text:span text:style-name="T2">(참고) 한영변환은 한/영키 or 윈도우키 + 스페이스 or shift + space 로 해본다</text:span></text:p>
      <text:p text:style-name="P21"><text:span text:style-name="T2">(참고) 한글이 안먹으면 프로그램 - 시스템도구- 설정 -지역 및 언어에서 한글(hangul)을 추가한 후</text:span></text:p>
      <text:p text:style-name="P21"><text:span text:style-name="T2">순서를 다른 한국어보다 위에 올리고 reboot 하면됨</text:span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2"><text:span text:style-name="T2">**********************************리눅스 사용법</text:span></text:p>
      <text:p text:style-name="P22"><text:span text:style-name="T2">echo: 화면 출력 명령어</text:span></text:p>
      <text:p text:style-name="P22"><text:span text:style-name="T2"/></text:p>
      <text:p text:style-name="P22"><text:span text:style-name="T2">리눅스에서 c 언어를 개발, 먼저 윈도우에서 쉽게 작성하고 리눅스로 전송</text:span></text:p>
      <text:p text:style-name="P22"><text:span text:style-name="T2">툴</text:span><text:span text:style-name="T13">: acroedit</text:span></text:p>
      <text:p text:style-name="P23"><text:span text:style-name="T2">ftp로 전송됨</text:span></text:p>
      <text:p text:style-name="P23"><text:span text:style-name="T2"/></text:p>
      <text:p text:style-name="P23"><text:span text:style-name="T2">repository(저장소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lgun Gothic" svg:font-family="'Malgun Gothic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나눔고딕1" svg:font-family="나눔고딕" style:font-family-generic="modern" style:font-pitch="fixed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나눔고딕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나눔고딕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나눔고딕" style:font-family-asian="나눔고딕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나눔고딕1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9T15:45:07.801000000</meta:creation-date>
    <meta:editing-duration>PT6H48S</meta:editing-duration>
    <meta:editing-cycles>3</meta:editing-cycles>
    <meta:generator>LibreOffice/6.4.5.2$Windows_X86_64 LibreOffice_project/a726b36747cf2001e06b58ad5db1aa3a9a1872d6</meta:generator>
    <dc:date>2020-10-30T21:51:21.953000000</dc:date>
    <meta:document-statistic meta:table-count="0" meta:image-count="0" meta:object-count="0" meta:page-count="5" meta:paragraph-count="164" meta:word-count="2582" meta:character-count="4530" meta:non-whitespace-character-count="3624"/>
  </office:meta>
</office:document-meta>
</file>